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graphic-properties style:protect="size"/>
    </style:style>
    <style:style style:name="gr2" style:family="graphic" style:parent-style-name="standard">
      <style:graphic-properties draw:fill-color="#ffff99" draw:textarea-horizontal-align="center" draw:textarea-vertical-align="top"/>
    </style:style>
    <style:style style:name="gr3" style:family="graphic" style:parent-style-name="standard">
      <style:graphic-properties draw:stroke="dash" draw:stroke-dash="Ultrafine_20_Dashed" draw:marker-end-width="0.3cm" draw:textarea-horizontal-align="center" draw:textarea-vertical-align="middle"/>
    </style:style>
    <style:style style:name="gr4" style:family="graphic" style:parent-style-name="standard">
      <style:graphic-properties draw:stroke="none" draw:fill="none" draw:fill-color="#ffffff" fo:min-height="6.519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56cm"/>
    </style:style>
    <style:style style:name="gr8" style:family="graphic" style:parent-style-name="standard">
      <style:graphic-properties draw:stroke="none" svg:stroke-color="#000000" draw:fill="none" draw:fill-color="#ffffff" draw:auto-grow-height="true" draw:auto-grow-width="false" fo:max-height="0cm" fo:min-height="0.556cm"/>
    </style:style>
    <style:style style:name="gr9" style:family="graphic" style:parent-style-name="standard">
      <style:graphic-properties draw:stroke="none" draw:fill="none" draw:fill-color="#ffffff" fo:min-height="2.9cm"/>
    </style:style>
    <style:style style:name="gr10" style:family="graphic" style:parent-style-name="standard">
      <style:graphic-properties draw:fill="none" draw:textarea-horizontal-align="center" draw:textarea-vertical-align="middle"/>
    </style:style>
    <style:style style:name="gr11" style:family="graphic" style:parent-style-name="standard">
      <style:graphic-properties draw:fill-color="#ffff99" draw:textarea-horizontal-align="center" draw:textarea-vertical-align="middle"/>
    </style:style>
    <style:style style:name="gr12" style:family="graphic" style:parent-style-name="standard">
      <style:graphic-properties draw:stroke="none" draw:fill="none" draw:fill-color="#ffffff" fo:min-height="6.176cm"/>
    </style:style>
    <style:style style:name="gr13" style:family="graphic" style:parent-style-name="standard">
      <style:graphic-properties draw:fill="none" draw:fill-color="#ffff99" draw:opacity="0%" draw:textarea-horizontal-align="center" draw:textarea-vertical-align="top" draw:shadow-opacity="0%"/>
    </style:style>
    <style:style style:name="gr14" style:family="graphic" style:parent-style-name="standard">
      <style:graphic-properties draw:stroke="none" draw:fill="none" draw:fill-color="#ffffff" fo:min-height="3cm"/>
    </style:style>
    <style:style style:name="pr1" style:family="presentation" style:parent-style-name="faktor10-folien-subtitle">
      <style:graphic-properties draw:stroke="none" draw:fill="none" draw:fill-color="#ffffff" draw:textarea-horizontal-align="justify" draw:textarea-vertical-align="middle" draw:auto-grow-height="true" draw:auto-grow-width="false" fo:min-height="11.96cm" fo:min-width="0cm" fo:padding-top="0cm" fo:padding-bottom="0cm" fo:padding-left="0cm" fo:padding-right="0cm" draw:shadow="hidden" draw:shadow-color="#808080"/>
    </style:style>
    <style:style style:name="pr2" style:family="presentation" style:parent-style-name="faktor10-folien-notes">
      <style:graphic-properties draw:stroke="none" draw:fill="none" draw:fill-color="#ffffff" draw:auto-grow-height="true" fo:min-height="13.336cm" draw:shadow="hidden"/>
    </style:style>
    <style:style style:name="pr3" style:family="presentation" style:parent-style-name="faktor10-folien-title">
      <style:graphic-properties draw:fill-color="#ffffff" draw:auto-grow-height="true" fo:min-height="3.489cm"/>
    </style:style>
    <style:style style:name="pr4" style:family="presentation" style:parent-style-name="faktor10-folien-outline1">
      <style:graphic-properties draw:fill-color="#ffffff" draw:auto-grow-height="true" fo:min-height="11.96cm"/>
    </style:style>
    <style:style style:name="pr5" style:family="presentation" style:parent-style-name="faktor10-folien-notes">
      <style:graphic-properties draw:fill-color="#ffffff" fo:min-height="13.336cm"/>
    </style:style>
    <style:style style:name="pr6" style:family="presentation" style:parent-style-name="faktor10-folien-outline1">
      <style:graphic-properties draw:fill-color="#ffffff" draw:auto-grow-height="true" fo:min-height="12.31cm"/>
    </style:style>
    <style:style style:name="pr7" style:family="presentation" style:parent-style-name="faktor10-folien-outline1">
      <style:graphic-properties draw:fill-color="#ffffff" draw:auto-grow-height="true" fo:min-height="12.621cm"/>
    </style:style>
    <style:style style:name="P1" style:family="paragraph">
      <style:paragraph-properties fo:margin-left="1.195cm" fo:margin-right="0cm" fo:text-align="center" fo:text-indent="-0.6cm"/>
    </style:style>
    <style:style style:name="P2" style:family="paragraph">
      <style:paragraph-properties fo:margin-left="0cm" fo:margin-right="0cm" fo:text-align="center" fo:text-indent="0cm" style:writing-mode="lr-tb"/>
    </style:style>
    <style:style style:name="P3" style:family="paragraph">
      <style:paragraph-properties fo:margin-left="0cm" fo:margin-right="0cm" fo:text-indent="0cm"/>
    </style:style>
    <style:style style:name="P4" style:family="paragraph">
      <style:paragraph-properties fo:margin-left="1.195cm" fo:margin-right="0cm" fo:text-indent="-0.9cm"/>
    </style:style>
    <style:style style:name="P5" style:family="paragraph">
      <style:paragraph-properties fo:text-align="center"/>
    </style:style>
    <style:style style:name="P6" style:family="paragraph">
      <style:paragraph-properties fo:text-align="center"/>
      <style:text-properties fo:font-size="14pt"/>
    </style:style>
    <style:style style:name="P7" style:family="paragraph">
      <style:paragraph-properties fo:margin-left="2.394cm" fo:margin-right="0cm" fo:text-indent="-0.794cm"/>
      <style:text-properties fo:font-size="18pt"/>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center" fo:text-indent="0cm"/>
    </style:style>
    <style:style style:name="P10" style:family="paragraph">
      <style:paragraph-properties fo:margin-left="2.394cm" fo:margin-right="0cm" fo:text-indent="-0.794cm"/>
      <style:text-properties fo:font-size="14pt"/>
    </style:style>
    <style:style style:name="P11" style:family="paragraph">
      <style:paragraph-properties fo:margin-left="0cm" fo:margin-right="0cm" fo:text-align="center" fo:text-indent="0cm"/>
      <style:text-properties fo:font-size="14pt"/>
    </style:style>
    <style:style style:name="P12" style:family="paragraph">
      <style:paragraph-properties fo:text-align="center"/>
      <style:text-properties fo:font-size="18pt"/>
    </style:style>
    <style:style style:name="T1" style:family="text">
      <style:text-properties fo:color="#000000" style:text-line-through-style="none" style:text-position="0% 100%" fo:font-family="Arial" style:font-family-generic="swiss" style:font-pitch="variable" fo:font-size="48pt" fo:language="de" fo:country="DE" fo:font-style="normal" fo:text-shadow="none" style:text-underline-style="none" fo:font-weight="normal" style:font-family-asian="'Lucida Sans Unicode'" style:font-family-generic-asian="swiss" style:font-pitch-asian="variable" style:font-size-asian="32pt" style:font-family-complex="'Lucida Sans Unicode'" style:font-family-generic-complex="swiss" style:font-pitch-complex="variable" style:font-size-complex="32pt" style:font-relief="none"/>
    </style:style>
    <style:style style:name="T2" style:family="text">
      <style:text-properties fo:font-size="24pt"/>
    </style:style>
    <style:style style:name="T3" style:family="text">
      <style:text-properties fo:font-size="18pt"/>
    </style:style>
    <style:style style:name="T4" style:family="text">
      <style:text-properties fo:font-size="18pt" style:text-underline-style="solid" style:text-underline-width="auto" style:text-underline-color="font-color" fo:font-weight="bold"/>
    </style:style>
    <style:style style:name="T5" style:family="text">
      <style:text-properties fo:font-size="14pt"/>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5">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Titel" draw:style-name="dp1" draw:master-page-name="faktor10-folien" presentation:presentation-page-layout-name="AL1T0">
        <office:forms form:automatic-focus="false" form:apply-design-mode="false"/>
        <draw:frame presentation:style-name="pr1" draw:text-style-name="P2" draw:layer="layout" svg:width="23.645cm" svg:height="11.96cm" svg:x="2.855cm" svg:y="4.04cm" presentation:class="subtitle" presentation:user-transformed="true">
          <draw:text-box>
            <text:p text:style-name="P1"><text:span text:style-name="T1">Produktkomponente</text:span></text:p>
            <text:p text:style-name="P1"><text:span text:style-name="T1"/></text:p>
            <text:p text:style-name="P1"><text:span text:style-name="T2">Abbildungen von Produktänderungen im Zeitablauf</text:span></text:p>
          </draw:text-box>
        </draw:frame>
        <presentation:notes draw:style-name="dp2">
          <draw:page-thumbnail draw:layer="layout" svg:width="14.535cm" svg:height="10.279cm" svg:x="3.232cm" svg:y="2.853cm" draw:page-number="1"/>
          <draw:frame presentation:style-name="pr2" draw:text-style-name="P3" draw:layer="layout" svg:width="15.451cm" svg:height="13.336cm" svg:x="2.752cm" svg:y="14.182cm" presentation:class="notes" presentation:placeholder="true">
            <draw:text-box/>
          </draw:frame>
        </presentation:notes>
      </draw:page>
      <draw:page draw:name="page2"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Aspekte der Produktänderungen im Zeitablauf</text:p>
          </draw:text-box>
        </draw:frame>
        <draw:frame presentation:style-name="pr4" draw:text-style-name="P4" draw:layer="layout" svg:width="23.645cm" svg:height="11.96cm" svg:x="3.034cm" svg:y="6.284cm" presentation:class="outline" presentation:user-transformed="true">
          <draw:text-box>
            <text:list text:style-name="L3">
              <text:list-item>
                <text:p text:style-name="P3">Änderungen, die nur für das Neugeschäft relevant sind.</text:p>
                <text:list>
                  <text:list-item>
                    <text:p text:style-name="P3">Einführung neuer Risikomerkmale</text:p>
                  </text:list-item>
                </text:list>
              </text:list-item>
              <text:list-item>
                <text:p text:style-name="P3">Änderungen, die für bestehende Verträge relevant sind.</text:p>
                <text:list>
                  <text:list-item>
                    <text:p text:style-name="P3">z. B. Zinspassungen, Festlegung der Überschüsse, Beitragsanpassung</text:p>
                  </text:list-item>
                </text:list>
              </text:list-item>
              <text:list-item>
                <text:p text:style-name="P3">Nachvollziehbarkeit von Änderungen<text:line-break/>Wer hat wann, was geändert?</text:p>
              </text:list-item>
            </text:list>
          </draw:text-box>
        </draw:frame>
        <presentation:notes draw:style-name="dp2">
          <draw:page-thumbnail draw:style-name="gr1" draw:layer="layout" svg:width="15.566cm" svg:height="11.007cm" svg:x="2.8cm" svg:y="2.328cm" draw:page-number="2" presentation:class="page"/>
          <draw:frame presentation:style-name="pr5" draw:text-style-name="P3" draw:layer="layout" svg:width="15.451cm" svg:height="13.336cm" svg:x="2.752cm" svg:y="14.182cm" presentation:class="notes" presentation:placeholder="true">
            <draw:text-box/>
          </draw:frame>
        </presentation:notes>
      </draw:page>
      <draw:page draw:name="page3" draw:style-name="dp3" draw:master-page-name="faktor10-folien" presentation:presentation-page-layout-name="AL3T19">
        <office:forms form:automatic-focus="false" form:apply-design-mode="false"/>
        <draw:rect draw:style-name="gr2" draw:text-style-name="P5" draw:layer="layout" svg:width="14cm" svg:height="2.25cm" svg:x="9.75cm" svg:y="6.06cm">
          <text:p text:style-name="P3">Generation 2</text:p>
        </draw:rect>
        <draw:line draw:style-name="gr3" draw:text-style-name="P6" draw:layer="layout" svg:x1="13.75cm" svg:y1="6cm" svg:x2="13.75cm" svg:y2="12.5cm">
          <text:p/>
        </draw:line>
        <draw:rect draw:style-name="gr2" draw:text-style-name="P5" draw:layer="layout" svg:width="16cm" svg:height="2.25cm" svg:x="5.75cm" svg:y="9cm">
          <text:p text:style-name="P3">Generation 1</text:p>
        </draw:rect>
        <draw:frame presentation:style-name="pr3" draw:text-style-name="P3" draw:layer="layout" svg:width="23.645cm" svg:height="3.489cm" svg:x="3.034cm" svg:y="2.412cm" presentation:class="title" presentation:user-transformed="true">
          <draw:text-box>
            <text:p text:style-name="P3">Generationen</text:p>
          </draw:text-box>
        </draw:frame>
        <draw:frame draw:style-name="gr4" draw:text-style-name="P7" draw:layer="layout" svg:width="27.25cm" svg:height="6.519cm" svg:x="1cm" svg:y="13.231cm">
          <draw:text-box>
            <text:list text:style-name="L5">
              <text:list-item>
                <text:list>
                  <text:list-item>
                    <text:list>
                      <text:list-item>
                        <text:p text:style-name="P3"><text:span text:style-name="T3">Generationen werden aufgelegt, um für das </text:span><text:span text:style-name="T4">Neugeschäft</text:span><text:span text:style-name="T3"> geänderte Bedingungen anbieten zu können. Verträge können während des Verkaufszeitraums einer Generation zu den in der Generation definierten Bedingung abgeschlossen werden.</text:span></text:p>
                      </text:list-item>
                      <text:list-item>
                        <text:p text:style-name="P3"><text:span text:style-name="T3">Bestehende Verträge bleiben von der Einführung einer neuen Generation unberührt, es sei denn, es findet ein expliziter Produkt(generations)wechsel statt. Die Generation bleibt solange „aktiv“ wie noch „lebende“ Verträge zu ihr existieren.</text:span></text:p>
                      </text:list-item>
                    </text:list>
                  </text:list-item>
                </text:list>
              </text:list-item>
            </text:list>
            <text:list text:style-name="L6">
              <text:list-item>
                <text:list>
                  <text:list-item>
                    <text:list>
                      <text:list-item>
                        <text:p text:style-name="P3"><text:span text:style-name="T3">I.d.R. gibt es zu einem Zeitpunkt eine für das Neugeschäft gültige Generation. Das ist die, in deren Verkaufszeitraum der Zeitpunkt fällt.</text:span></text:p>
                      </text:list-item>
                    </text:list>
                  </text:list-item>
                </text:list>
              </text:list-item>
            </text:list>
          </draw:text-box>
        </draw:frame>
        <draw:line draw:style-name="gr5" draw:text-style-name="P5" draw:layer="layout" svg:x1="3.85cm" svg:y1="12.44cm" svg:x2="22.85cm" svg:y2="12.44cm">
          <text:p/>
        </draw:line>
        <draw:line draw:style-name="gr6" draw:text-style-name="P5" draw:layer="layout" svg:x1="5.75cm" svg:y1="12.44cm" svg:x2="5.75cm" svg:y2="12.69cm">
          <text:p/>
        </draw:line>
        <draw:line draw:style-name="gr6" draw:text-style-name="P5" draw:layer="layout" svg:x1="9.75cm" svg:y1="12.44cm" svg:x2="9.75cm" svg:y2="12.69cm">
          <text:p/>
        </draw:line>
        <draw:line draw:style-name="gr6" draw:text-style-name="P5" draw:layer="layout" svg:x1="13.75cm" svg:y1="12.44cm" svg:x2="13.75cm" svg:y2="12.69cm">
          <text:p/>
        </draw:line>
        <draw:frame draw:style-name="gr7" draw:text-style-name="P8" draw:layer="layout" svg:width="3.5cm" svg:height="0.56cm" svg:x="23cm" svg:y="12.19cm">
          <draw:text-box>
            <text:p text:style-name="P3"><text:span text:style-name="T5">Zeit (in Jahren)</text:span></text:p>
          </draw:text-box>
        </draw:frame>
        <draw:line draw:style-name="gr6" draw:text-style-name="P5" draw:layer="layout" svg:x1="17.75cm" svg:y1="12.44cm" svg:x2="17.75cm" svg:y2="12.69cm">
          <text:p/>
        </draw:line>
        <draw:line draw:style-name="gr6" draw:text-style-name="P5" draw:layer="layout" svg:x1="21.75cm" svg:y1="12.44cm" svg:x2="21.75cm" svg:y2="12.69cm">
          <text:p/>
        </draw:line>
        <draw:line draw:style-name="gr3" draw:text-style-name="P6" draw:layer="layout" svg:x1="5.75cm" svg:y1="10.44cm" svg:x2="5.75cm" svg:y2="12.44cm">
          <text:p/>
        </draw:line>
        <draw:line draw:style-name="gr3" draw:text-style-name="P5" draw:layer="layout" svg:x1="9.75cm" svg:y1="7.5cm" svg:x2="9.75cm" svg:y2="12.496cm">
          <text:p/>
        </draw:line>
        <draw:frame draw:style-name="gr8" draw:text-style-name="P8" draw:layer="layout" svg:width="3.75cm" svg:height="0.56cm" svg:x="6cm" svg:y="10.56cm">
          <draw:text-box>
            <text:p text:style-name="P9"><text:span text:style-name="T5">Verkaufszeitraum</text:span></text:p>
          </draw:text-box>
        </draw:frame>
        <draw:line draw:style-name="gr3" draw:text-style-name="P6" draw:layer="layout" svg:x1="21.75cm" svg:y1="10.5cm" svg:x2="21.75cm" svg:y2="12.5cm">
          <text:p/>
        </draw:line>
        <draw:frame draw:style-name="gr8" draw:text-style-name="P8" draw:layer="layout" svg:width="9.75cm" svg:height="0.56cm" svg:x="9.85cm" svg:y="10.556cm">
          <draw:text-box>
            <text:p text:style-name="P9"><text:span text:style-name="T5">Verwaltung der abgeschlossenen Verträge</text:span></text:p>
          </draw:text-box>
        </draw:frame>
        <draw:frame draw:style-name="gr8" draw:text-style-name="P8" draw:layer="layout" svg:width="3.75cm" svg:height="0.56cm" svg:x="9.75cm" svg:y="7.754cm">
          <draw:text-box>
            <text:p text:style-name="P9"><text:span text:style-name="T5">Verkaufszeitraum</text:span></text:p>
          </draw:text-box>
        </draw:frame>
        <draw:frame draw:style-name="gr8" draw:text-style-name="P8" draw:layer="layout" svg:width="9.75cm" svg:height="0.56cm" svg:x="13.75cm" svg:y="7.754cm">
          <draw:text-box>
            <text:p text:style-name="P9"><text:span text:style-name="T5">Verwaltung der abgeschlossenen Verträge</text:span></text:p>
          </draw:text-box>
        </draw:frame>
        <presentation:notes draw:style-name="dp2">
          <draw:page-thumbnail draw:style-name="gr1" draw:layer="layout" svg:width="15.566cm" svg:height="11.007cm" svg:x="2.8cm" svg:y="2.328cm" draw:page-number="3"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4" draw:style-name="dp3" draw:master-page-name="faktor10-folien" presentation:presentation-page-layout-name="AL3T19">
        <office:forms form:automatic-focus="false" form:apply-design-mode="false"/>
        <draw:frame presentation:style-name="pr3" draw:text-style-name="P3" draw:layer="layout" svg:width="23.645cm" svg:height="3.489cm" svg:x="3.034cm" svg:y="2.412cm" presentation:class="title" presentation:user-transformed="true">
          <draw:text-box>
            <text:p text:style-name="P3">Parallele Generationen</text:p>
          </draw:text-box>
        </draw:frame>
        <draw:frame draw:style-name="gr9" draw:text-style-name="P10" draw:layer="layout" svg:width="26cm" svg:height="2.9cm" svg:x="1.75cm" svg:y="15cm">
          <draw:text-box>
            <text:list text:style-name="L5">
              <text:list-item>
                <text:list>
                  <text:list-item>
                    <text:list>
                      <text:list-item>
                        <text:p text:style-name="P3">Für einen Übergangszeitraum sind auch parallele Generationen möglich.</text:p>
                      </text:list-item>
                    </text:list>
                  </text:list-item>
                </text:list>
              </text:list-item>
            </text:list>
          </draw:text-box>
        </draw:frame>
        <draw:line draw:style-name="gr5" draw:text-style-name="P5" draw:layer="layout" svg:x1="3.85cm" svg:y1="13.19cm" svg:x2="22.85cm" svg:y2="13.19cm">
          <text:p/>
        </draw:line>
        <draw:line draw:style-name="gr6" draw:text-style-name="P5" draw:layer="layout" svg:x1="5.75cm" svg:y1="13.19cm" svg:x2="5.75cm" svg:y2="13.44cm">
          <text:p/>
        </draw:line>
        <draw:line draw:style-name="gr6" draw:text-style-name="P5" draw:layer="layout" svg:x1="9.75cm" svg:y1="13.19cm" svg:x2="9.75cm" svg:y2="13.44cm">
          <text:p/>
        </draw:line>
        <draw:line draw:style-name="gr6" draw:text-style-name="P5" draw:layer="layout" svg:x1="13.75cm" svg:y1="13.19cm" svg:x2="13.75cm" svg:y2="13.44cm">
          <text:p/>
        </draw:line>
        <draw:frame draw:style-name="gr7" draw:text-style-name="P8" draw:layer="layout" svg:width="3.5cm" svg:height="0.56cm" svg:x="23cm" svg:y="12.94cm">
          <draw:text-box>
            <text:p text:style-name="P3"><text:span text:style-name="T5">Zeit (in Jahren)</text:span></text:p>
          </draw:text-box>
        </draw:frame>
        <draw:line draw:style-name="gr6" draw:text-style-name="P5" draw:layer="layout" svg:x1="17.75cm" svg:y1="13.19cm" svg:x2="17.75cm" svg:y2="13.44cm">
          <text:p/>
        </draw:line>
        <draw:line draw:style-name="gr6" draw:text-style-name="P5" draw:layer="layout" svg:x1="21.75cm" svg:y1="13.19cm" svg:x2="21.75cm" svg:y2="13.44cm">
          <text:p/>
        </draw:line>
        <draw:rect draw:style-name="gr2" draw:text-style-name="P5" draw:layer="layout" svg:width="16cm" svg:height="2.25cm" svg:x="5.75cm" svg:y="8.94cm">
          <text:p text:style-name="P3">Generation 1</text:p>
        </draw:rect>
        <draw:line draw:style-name="gr3" draw:text-style-name="P6" draw:layer="layout" svg:x1="5.75cm" svg:y1="11.19cm" svg:x2="5.75cm" svg:y2="13.19cm">
          <text:p/>
        </draw:line>
        <draw:line draw:style-name="gr3" draw:text-style-name="P5" draw:layer="layout" svg:x1="9.75cm" svg:y1="9cm" svg:x2="9.75cm" svg:y2="13.246cm">
          <text:p/>
        </draw:line>
        <draw:frame draw:style-name="gr8" draw:text-style-name="P8" draw:layer="layout" svg:width="3.75cm" svg:height="0.56cm" svg:x="6cm" svg:y="10.5cm">
          <draw:text-box>
            <text:p text:style-name="P9"><text:span text:style-name="T5">Verkaufszeitraum</text:span></text:p>
          </draw:text-box>
        </draw:frame>
        <draw:line draw:style-name="gr3" draw:text-style-name="P6" draw:layer="layout" svg:x1="21.75cm" svg:y1="11.25cm" svg:x2="21.75cm" svg:y2="13.25cm">
          <text:p/>
        </draw:line>
        <draw:frame draw:style-name="gr8" draw:text-style-name="P8" draw:layer="layout" svg:width="9.75cm" svg:height="0.56cm" svg:x="9.85cm" svg:y="10.496cm">
          <draw:text-box>
            <text:p text:style-name="P9"><text:span text:style-name="T5">Verwaltung der abgeschlossenen Verträge</text:span></text:p>
          </draw:text-box>
        </draw:frame>
        <draw:rect draw:style-name="gr2" draw:text-style-name="P5" draw:layer="layout" svg:width="14.75cm" svg:height="2.25cm" svg:x="9cm" svg:y="6cm">
          <text:p text:style-name="P3">Generation 2</text:p>
        </draw:rect>
        <draw:frame draw:style-name="gr8" draw:text-style-name="P8" draw:layer="layout" svg:width="3.75cm" svg:height="0.56cm" svg:x="9.75cm" svg:y="7.694cm">
          <draw:text-box>
            <text:p text:style-name="P9"><text:span text:style-name="T5">Verkaufszeitraum</text:span></text:p>
          </draw:text-box>
        </draw:frame>
        <draw:frame draw:style-name="gr8" draw:text-style-name="P8" draw:layer="layout" svg:width="9.75cm" svg:height="0.56cm" svg:x="13.75cm" svg:y="7.694cm">
          <draw:text-box>
            <text:p text:style-name="P9"><text:span text:style-name="T5">Verwaltung der abgeschlossenen Verträge</text:span></text:p>
          </draw:text-box>
        </draw:frame>
        <draw:line draw:style-name="gr3" draw:text-style-name="P6" draw:layer="layout" svg:x1="13.75cm" svg:y1="6cm" svg:x2="13.75cm" svg:y2="13.25cm">
          <text:p/>
        </draw:line>
        <draw:line draw:style-name="gr3" draw:text-style-name="P5" draw:layer="layout" svg:x1="9cm" svg:y1="8.25cm" svg:x2="9cm" svg:y2="13.246cm">
          <text:p/>
        </draw:line>
        <draw:rect draw:style-name="gr10" draw:text-style-name="P11" draw:layer="layout" svg:width="4.5cm" svg:height="0.75cm" svg:x="6.95cm" svg:y="14cm">
          <text:p text:style-name="P3"><text:span text:style-name="T5">Übergangszeitraum</text:span></text:p>
        </draw:rect>
        <draw:line draw:style-name="gr5" draw:text-style-name="P6" draw:layer="layout" svg:x1="9.25cm" svg:y1="14cm" svg:x2="9.25cm" svg:y2="13.25cm">
          <text:p/>
        </draw:line>
        <presentation:notes draw:style-name="dp2">
          <draw:page-thumbnail draw:style-name="gr1" draw:layer="layout" svg:width="15.566cm" svg:height="11.007cm" svg:x="2.8cm" svg:y="2.328cm" draw:page-number="4"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5" draw:style-name="dp3" draw:master-page-name="faktor10-folien" presentation:presentation-page-layout-name="AL3T19">
        <office:forms form:automatic-focus="false" form:apply-design-mode="false"/>
        <draw:rect draw:style-name="gr11" draw:text-style-name="P12" draw:layer="layout" svg:width="4.75cm" svg:height="3.056cm" svg:x="8.5cm" svg:y="7.194cm">
          <text:p text:style-name="P3"><text:span text:style-name="T3">Stufe 2</text:span></text:p>
        </draw:rect>
        <draw:rect draw:style-name="gr11" draw:text-style-name="P12" draw:layer="layout" svg:width="2cm" svg:height="3.056cm" svg:x="13.25cm" svg:y="7.194cm">
          <text:p text:style-name="P3"><text:span text:style-name="T3">Stufe 3</text:span></text:p>
        </draw:rect>
        <draw:frame presentation:style-name="pr3" draw:text-style-name="P3" draw:layer="layout" svg:width="23.645cm" svg:height="3.489cm" svg:x="3.034cm" svg:y="2.412cm" presentation:class="title" presentation:user-transformed="true">
          <draw:text-box>
            <text:p text:style-name="P3">Anpassungsstufen</text:p>
          </draw:text-box>
        </draw:frame>
        <draw:line draw:style-name="gr5" draw:text-style-name="P5" draw:layer="layout" svg:x1="3.75cm" svg:y1="11.444cm" svg:x2="22.75cm" svg:y2="11.444cm">
          <text:p/>
        </draw:line>
        <draw:line draw:style-name="gr6" draw:text-style-name="P5" draw:layer="layout" svg:x1="5.65cm" svg:y1="11.444cm" svg:x2="5.65cm" svg:y2="11.694cm">
          <text:p/>
        </draw:line>
        <draw:line draw:style-name="gr6" draw:text-style-name="P5" draw:layer="layout" svg:x1="9.65cm" svg:y1="11.444cm" svg:x2="9.65cm" svg:y2="11.694cm">
          <text:p/>
        </draw:line>
        <draw:line draw:style-name="gr6" draw:text-style-name="P5" draw:layer="layout" svg:x1="13.65cm" svg:y1="11.444cm" svg:x2="13.65cm" svg:y2="11.694cm">
          <text:p/>
        </draw:line>
        <draw:frame draw:style-name="gr7" draw:text-style-name="P8" draw:layer="layout" svg:width="3.5cm" svg:height="0.56cm" svg:x="22.9cm" svg:y="11.194cm">
          <draw:text-box>
            <text:p text:style-name="P3"><text:span text:style-name="T5">Zeit (in Jahren)</text:span></text:p>
          </draw:text-box>
        </draw:frame>
        <draw:line draw:style-name="gr6" draw:text-style-name="P5" draw:layer="layout" svg:x1="17.65cm" svg:y1="11.444cm" svg:x2="17.65cm" svg:y2="11.694cm">
          <text:p/>
        </draw:line>
        <draw:line draw:style-name="gr6" draw:text-style-name="P5" draw:layer="layout" svg:x1="21.5cm" svg:y1="11.5cm" svg:x2="21.5cm" svg:y2="11.75cm">
          <text:p/>
        </draw:line>
        <draw:line draw:style-name="gr3" draw:text-style-name="P6" draw:layer="layout" svg:x1="5.65cm" svg:y1="9.444cm" svg:x2="5.65cm" svg:y2="11.444cm">
          <text:p/>
        </draw:line>
        <draw:rect draw:style-name="gr11" draw:text-style-name="P12" draw:layer="layout" svg:width="2.85cm" svg:height="3.056cm" svg:x="5.65cm" svg:y="7.194cm">
          <text:p text:style-name="P3"><text:span text:style-name="T3">Stufe 1</text:span></text:p>
        </draw:rect>
        <draw:rect draw:style-name="gr11" draw:text-style-name="P12" draw:layer="layout" svg:width="4.75cm" svg:height="3.056cm" svg:x="8.5cm" svg:y="7.194cm">
          <text:p text:style-name="P3"><text:span text:style-name="T3">Stufe 2</text:span></text:p>
        </draw:rect>
        <draw:frame draw:style-name="gr8" draw:text-style-name="P8" draw:layer="layout" svg:width="3.75cm" svg:height="0.56cm" svg:x="5.75cm" svg:y="9.694cm">
          <draw:text-box>
            <text:p text:style-name="P9"><text:span text:style-name="T5">Verkaufszeitraum</text:span></text:p>
          </draw:text-box>
        </draw:frame>
        <draw:line draw:style-name="gr3" draw:text-style-name="P6" draw:layer="layout" svg:x1="21.5cm" svg:y1="9.5cm" svg:x2="21.5cm" svg:y2="11.5cm">
          <text:p/>
        </draw:line>
        <draw:rect draw:style-name="gr11" draw:text-style-name="P12" draw:layer="layout" svg:width="6.25cm" svg:height="3.056cm" svg:x="15.25cm" svg:y="7.194cm">
          <text:p text:style-name="P3"><text:span text:style-name="T3">Stufe 4</text:span></text:p>
        </draw:rect>
        <draw:frame draw:style-name="gr8" draw:text-style-name="P8" draw:layer="layout" svg:width="9.75cm" svg:height="0.56cm" svg:x="10.5cm" svg:y="9.694cm">
          <draw:text-box>
            <text:p text:style-name="P9"><text:span text:style-name="T5">Verwaltung der abgeschlossenen Verträge</text:span></text:p>
          </draw:text-box>
        </draw:frame>
        <draw:frame draw:style-name="gr12" draw:text-style-name="P10" draw:layer="layout" svg:width="26cm" svg:height="6.176cm" svg:x="1.75cm" svg:y="13.574cm">
          <draw:text-box>
            <text:list text:style-name="L5">
              <text:list-item>
                <text:list>
                  <text:list-item>
                    <text:list>
                      <text:list-item>
                        <text:p text:style-name="P3">Änderungen, die für alle auf Basis einer Generation abgeschlossenen Verträge gelten sollen, werden in Anpassungsstufen durchgeführt.</text:p>
                      </text:list-item>
                      <text:list-item>
                        <text:p text:style-name="P3">Innerhalb des Gültigkeitszeitraums einer Anpassungsstufe gibt es keine Änderungen am Verkaufsprodukt.</text:p>
                      </text:list-item>
                      <text:list-item>
                        <text:p text:style-name="P3">Zu einem Zeitpunkt ist genau eine Anpassungsstufe einer Generation gültig.</text:p>
                      </text:list-item>
                    </text:list>
                  </text:list-item>
                </text:list>
              </text:list-item>
            </text:list>
          </draw:text-box>
        </draw:frame>
        <draw:line draw:style-name="gr3" draw:text-style-name="P5" draw:layer="layout" svg:x1="9.65cm" svg:y1="7.25cm" svg:x2="9.65cm" svg:y2="11.5cm">
          <text:p/>
        </draw:line>
        <draw:rect draw:style-name="gr13" draw:text-style-name="P9" draw:layer="layout" svg:width="15.85cm" svg:height="3.056cm" svg:x="5.65cm" svg:y="7.194cm">
          <text:p text:style-name="P3">Generation</text:p>
        </draw:rect>
        <presentation:notes draw:style-name="dp2">
          <draw:page-thumbnail draw:style-name="gr1" draw:layer="layout" svg:width="15.566cm" svg:height="11.007cm" svg:x="2.8cm" svg:y="2.328cm" draw:page-number="5"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6" draw:style-name="dp3" draw:master-page-name="faktor10-folien" presentation:presentation-page-layout-name="AL3T19">
        <office:forms form:automatic-focus="false" form:apply-design-mode="false"/>
        <draw:frame presentation:style-name="pr3" draw:text-style-name="P3" draw:layer="layout" svg:width="23.645cm" svg:height="3.489cm" svg:x="3.034cm" svg:y="2.412cm" presentation:class="title" presentation:user-transformed="true">
          <draw:text-box>
            <text:p text:style-name="P3">Generationen &amp; Anpassungsstufen</text:p>
          </draw:text-box>
        </draw:frame>
        <draw:frame draw:style-name="gr14" draw:text-style-name="P10" draw:layer="layout" svg:width="26cm" svg:height="3cm" svg:x="1.75cm" svg:y="15.5cm">
          <draw:text-box>
            <text:list text:style-name="L5">
              <text:list-item>
                <text:list>
                  <text:list-item>
                    <text:list>
                      <text:list-item>
                        <text:p text:style-name="P3">Die Anpassungsstufen unterschiedlicher Generationen sind völlig unabhängig voneinander.</text:p>
                      </text:list-item>
                    </text:list>
                  </text:list-item>
                </text:list>
              </text:list-item>
            </text:list>
          </draw:text-box>
        </draw:frame>
        <draw:rect draw:style-name="gr11" draw:text-style-name="P12" draw:layer="layout" svg:width="4.75cm" svg:height="3.056cm" svg:x="8.35cm" svg:y="10.44cm">
          <text:p text:style-name="P3"><text:span text:style-name="T3">Stufe 2</text:span></text:p>
        </draw:rect>
        <draw:rect draw:style-name="gr11" draw:text-style-name="P12" draw:layer="layout" svg:width="2cm" svg:height="3.056cm" svg:x="13.1cm" svg:y="10.44cm">
          <text:p text:style-name="P3"><text:span text:style-name="T3">Stufe 3</text:span></text:p>
        </draw:rect>
        <draw:line draw:style-name="gr5" draw:text-style-name="P5" draw:layer="layout" svg:x1="3.6cm" svg:y1="14.69cm" svg:x2="22.6cm" svg:y2="14.69cm">
          <text:p/>
        </draw:line>
        <draw:line draw:style-name="gr6" draw:text-style-name="P5" draw:layer="layout" svg:x1="5.5cm" svg:y1="14.69cm" svg:x2="5.5cm" svg:y2="14.94cm">
          <text:p/>
        </draw:line>
        <draw:line draw:style-name="gr6" draw:text-style-name="P5" draw:layer="layout" svg:x1="9.5cm" svg:y1="14.69cm" svg:x2="9.5cm" svg:y2="14.94cm">
          <text:p/>
        </draw:line>
        <draw:line draw:style-name="gr6" draw:text-style-name="P5" draw:layer="layout" svg:x1="13.5cm" svg:y1="14.69cm" svg:x2="13.5cm" svg:y2="14.94cm">
          <text:p/>
        </draw:line>
        <draw:frame draw:style-name="gr7" draw:text-style-name="P8" draw:layer="layout" svg:width="3.5cm" svg:height="0.56cm" svg:x="22.75cm" svg:y="14.44cm">
          <draw:text-box>
            <text:p text:style-name="P3"><text:span text:style-name="T5">Zeit (in Jahren)</text:span></text:p>
          </draw:text-box>
        </draw:frame>
        <draw:line draw:style-name="gr6" draw:text-style-name="P5" draw:layer="layout" svg:x1="17.5cm" svg:y1="14.69cm" svg:x2="17.5cm" svg:y2="14.94cm">
          <text:p/>
        </draw:line>
        <draw:line draw:style-name="gr6" draw:text-style-name="P5" draw:layer="layout" svg:x1="21.35cm" svg:y1="14.746cm" svg:x2="21.35cm" svg:y2="14.996cm">
          <text:p/>
        </draw:line>
        <draw:line draw:style-name="gr3" draw:text-style-name="P6" draw:layer="layout" svg:x1="5.5cm" svg:y1="12.69cm" svg:x2="5.5cm" svg:y2="14.69cm">
          <text:p/>
        </draw:line>
        <draw:rect draw:style-name="gr11" draw:text-style-name="P12" draw:layer="layout" svg:width="2.85cm" svg:height="3.056cm" svg:x="5.5cm" svg:y="10.44cm">
          <text:p text:style-name="P3"><text:span text:style-name="T3">Stufe 1</text:span></text:p>
        </draw:rect>
        <draw:rect draw:style-name="gr11" draw:text-style-name="P12" draw:layer="layout" svg:width="4.75cm" svg:height="3.056cm" svg:x="8.35cm" svg:y="10.44cm">
          <text:p text:style-name="P3"><text:span text:style-name="T3">Stufe 2</text:span></text:p>
        </draw:rect>
        <draw:line draw:style-name="gr3" draw:text-style-name="P6" draw:layer="layout" svg:x1="21.35cm" svg:y1="12.746cm" svg:x2="21.35cm" svg:y2="14.746cm">
          <text:p/>
        </draw:line>
        <draw:rect draw:style-name="gr11" draw:text-style-name="P12" draw:layer="layout" svg:width="6.25cm" svg:height="3.056cm" svg:x="15.1cm" svg:y="10.44cm">
          <text:p text:style-name="P3"><text:span text:style-name="T3">Stufe 4</text:span></text:p>
        </draw:rect>
        <draw:line draw:style-name="gr3" draw:text-style-name="P5" draw:layer="layout" svg:x1="9.5cm" svg:y1="9.25cm" svg:x2="9.5cm" svg:y2="14.746cm">
          <text:p/>
        </draw:line>
        <draw:rect draw:style-name="gr13" draw:text-style-name="P9" draw:layer="layout" svg:width="15.85cm" svg:height="3.056cm" svg:x="5.5cm" svg:y="10.44cm">
          <text:p text:style-name="P3">Generation 1</text:p>
        </draw:rect>
        <draw:rect draw:style-name="gr11" draw:text-style-name="P12" draw:layer="layout" svg:width="4.1cm" svg:height="3.056cm" svg:x="15cm" svg:y="6.25cm">
          <text:p text:style-name="P3"><text:span text:style-name="T3">Stufe 2</text:span></text:p>
        </draw:rect>
        <draw:rect draw:style-name="gr11" draw:text-style-name="P12" draw:layer="layout" svg:width="5.5cm" svg:height="3.056cm" svg:x="9.5cm" svg:y="6.25cm">
          <text:p text:style-name="P3"><text:span text:style-name="T3">Stufe 1</text:span></text:p>
        </draw:rect>
        <draw:rect draw:style-name="gr11" draw:text-style-name="P12" draw:layer="layout" svg:width="6.25cm" svg:height="3.056cm" svg:x="19.1cm" svg:y="6.25cm">
          <text:p text:style-name="P3"><text:span text:style-name="T3">Stufe 3</text:span></text:p>
        </draw:rect>
        <draw:rect draw:style-name="gr13" draw:text-style-name="P9" draw:layer="layout" svg:width="15.85cm" svg:height="3.056cm" svg:x="9.5cm" svg:y="6.25cm">
          <text:p text:style-name="P3">Generation 2</text:p>
        </draw:rect>
        <presentation:notes draw:style-name="dp2">
          <draw:page-thumbnail draw:style-name="gr1" draw:layer="layout" svg:width="15.566cm" svg:height="11.007cm" svg:x="2.8cm" svg:y="2.328cm" draw:page-number="6"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7"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Nachvollziehbarkeit von Änderungen</text:p>
          </draw:text-box>
        </draw:frame>
        <draw:frame presentation:style-name="pr4" draw:text-style-name="P4" draw:layer="layout" svg:width="23.645cm" svg:height="11.96cm" svg:x="3.034cm" svg:y="6.284cm" presentation:class="outline" presentation:user-transformed="true">
          <draw:text-box>
            <text:list text:style-name="L3">
              <text:list-item>
                <text:p text:style-name="P3">Änderungen an Produkten müssen nachvollziehbar sein.</text:p>
              </text:list-item>
              <text:list-item>
                <text:p text:style-name="P3">Dies ist durch die Verwendung der Teamfunktionalität von Eclipse und CVS als KM-Werkzeug gewährleistet.</text:p>
              </text:list-item>
              <text:list-item>
                <text:p text:style-name="P3">Der Punkt braucht deswegen nicht weiter betrachtet zu werden.</text:p>
              </text:list-item>
            </text:list>
          </draw:text-box>
        </draw:frame>
        <presentation:notes draw:style-name="dp2">
          <draw:page-thumbnail draw:style-name="gr1" draw:layer="layout" svg:width="15.566cm" svg:height="11.007cm" svg:x="2.8cm" svg:y="2.328cm" draw:page-number="7" presentation:class="page"/>
          <draw:frame presentation:style-name="pr5" draw:text-style-name="P3" draw:layer="layout" svg:width="15.451cm" svg:height="13.336cm" svg:x="2.752cm" svg:y="14.182cm" presentation:class="notes" presentation:placeholder="true">
            <draw:text-box/>
          </draw:frame>
        </presentation:notes>
      </draw:page>
      <draw:page draw:name="page8"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presentation:user-transformed="true">
          <draw:text-box>
            <text:p text:style-name="P3">Berücksichtigung in der Produktkomponente / FaktorIPS</text:p>
          </draw:text-box>
        </draw:frame>
        <draw:frame presentation:style-name="pr6" draw:text-style-name="P4" draw:layer="layout" svg:width="23.645cm" svg:height="13.022cm" svg:x="3.034cm" svg:y="6.284cm" presentation:class="outline" presentation:user-transformed="true">
          <draw:text-box>
            <text:list text:style-name="L3">
              <text:list-item>
                <text:p text:style-name="P3">Modell (inkl. Struktur der Tariftabellen)</text:p>
                <text:list>
                  <text:list-item>
                    <text:p text:style-name="P3">Es existiert immer ein Modell, mit dem alle Produktgenerationen und Verträge verwaltet werden können. Zur Modellweiterentwicklung werden entsprechende Designtechniken angewendet.</text:p>
                  </text:list-item>
                </text:list>
              </text:list-item>
              <text:list-item>
                <text:p text:style-name="P3">Produktbausteine </text:p>
                <text:list>
                  <text:list-item>
                    <text:p text:style-name="P3">Produktgenerationen werden als unterschiedliche Verkaufsprodukte (also Produktbausteine für die Klasse Police) abgebildet. Verkaufsbeginn und Nachfolgebeziehung werden im Modell definiert. </text:p>
                  </text:list-item>
                  <text:list-item>
                    <text:p text:style-name="P3">Die Anpassungsstufen eines Produktbausteins werden mit FaktorIPS verwaltet.</text:p>
                  </text:list-item>
                </text:list>
              </text:list-item>
              <text:list-item>
                <text:p text:style-name="P3">Tariftabellen</text:p>
                <text:list>
                  <text:list-item>
                    <text:p text:style-name="P3">Zeitliche Änderungen werden (wie bisher) über entsprechen Spalten abgebildet.</text:p>
                  </text:list-item>
                  <text:list-item>
                    <text:p text:style-name="P3">Alternativ wäre eine Verwaltung der Generationen mit FaktorIPS möglich.</text:p>
                  </text:list-item>
                </text:list>
              </text:list-item>
            </text:list>
          </draw:text-box>
        </draw:frame>
        <presentation:notes draw:style-name="dp2">
          <draw:page-thumbnail draw:style-name="gr1" draw:layer="layout" svg:width="15.566cm" svg:height="11.007cm" svg:x="2.8cm" svg:y="2.328cm" draw:page-number="8" presentation:class="page"/>
          <draw:frame presentation:style-name="pr5" draw:text-style-name="P3" draw:layer="layout" svg:width="15.451cm" svg:height="13.336cm" svg:x="2.752cm" svg:y="14.182cm" presentation:class="notes" presentation:placeholder="true">
            <draw:text-box/>
          </draw:frame>
        </presentation:notes>
      </draw:page>
      <draw:page draw:name="page9" draw:style-name="dp3" draw:master-page-name="faktor10-folien" presentation:presentation-page-layout-name="AL2T1">
        <office:forms form:automatic-focus="false" form:apply-design-mode="false"/>
        <draw:frame presentation:style-name="pr3" draw:text-style-name="P3" draw:layer="layout" svg:width="27.5cm" svg:height="3.489cm" svg:x="1cm" svg:y="2.412cm" presentation:class="title" presentation:user-transformed="true">
          <draw:text-box>
            <text:p text:style-name="P3">Mechanismen zur Modellweiterentwicklung bei Produktänderungen</text:p>
          </draw:text-box>
        </draw:frame>
        <draw:frame presentation:style-name="pr7" draw:text-style-name="P4" draw:layer="layout" svg:width="23.645cm" svg:height="12.621cm" svg:x="3.034cm" svg:y="6.284cm" presentation:class="outline" presentation:user-transformed="true">
          <draw:text-box>
            <text:list text:style-name="L3">
              <text:list-item>
                <text:p text:style-name="P3">Attributierung</text:p>
                <text:list>
                  <text:list-item>
                    <text:p text:style-name="P3">Beispiel: Es soll ein neues Attribut „Jährliche Laufleistung“ am versicherten Fahrzeug eingeführt werden.</text:p>
                  </text:list-item>
                  <text:list-item>
                    <text:p text:style-name="P3">Zusätzlich zu dem eigentlichen Attribut wird noch ein weiteres produktrelevanten Attributes „Laufleistung relevant“ eingeführt. In bestehenden Produktbaustein-Generationen wird dieses auf &lt;false&gt; gesetzt, in neuen auf &lt;true&gt;.</text:p>
                  </text:list-item>
                </text:list>
              </text:list-item>
              <text:list-item>
                <text:p text:style-name="P3">Vererbung</text:p>
                <text:list>
                  <text:list-item>
                    <text:p text:style-name="P3">Einführung einer neuen Klasse die von einer bestehenden ableitet, also zum Beispiel VersichertesFahrzeug2006 leitet von VersichertesFahrzeug ab.</text:p>
                  </text:list-item>
                </text:list>
              </text:list-item>
              <text:list-item>
                <text:p text:style-name="P3">Unabhängige Modellklassen</text:p>
                <text:list>
                  <text:list-item>
                    <text:p text:style-name="P3">Z. B. Einführung einer neuen Klasse VersichertesFahrzeug2006, die allerdings nicht von einer bestehenden ableitet.</text:p>
                  </text:list-item>
                </text:list>
              </text:list-item>
            </text:list>
          </draw:text-box>
        </draw:frame>
        <presentation:notes draw:style-name="dp2">
          <draw:page-thumbnail draw:style-name="gr1" draw:layer="layout" svg:width="15.566cm" svg:height="11.007cm" svg:x="2.8cm" svg:y="2.328cm" draw:page-number="9" presentation:class="page"/>
          <draw:frame presentation:style-name="pr5" draw:text-style-name="P3" draw:layer="layout" svg:width="15.451cm" svg:height="13.336cm" svg:x="2.752cm" svg:y="14.18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ffffff" draw:end-color="#556de4" draw:start-intensity="100%" draw:end-intensity="100%" draw:angle="270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zxx" fo:country="none" style:font-size-asian="21.2000007629395pt" style:language-asian="zxx" style:country-asian="none" style:font-size-complex="21.2000007629395pt"/>
    </style:style>
    <style:style style:name="Heading_20_2" style:display-name="Heading 2" style:family="graphic">
      <style:paragraph-properties style:text-autospace="none"/>
      <style:text-properties fo:font-size="24.7000007629395pt" fo:language="zxx" fo:country="none" fo:font-style="italic" fo:font-weight="bold" style:font-size-asian="24.7000007629395pt" style:language-asian="zxx"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Aufzählungszeichen"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style:name="faktor10-folien-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style:name="faktor10-folien-outline1">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1cm" fo:line-height="100%" fo:text-align="start"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0cm" fo:margin-right="0cm" fo:margin-top="0cm" fo:margin-bottom="0.401cm" fo:line-height="100%" fo:text-align="start"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0cm" fo:margin-right="0cm" fo:margin-top="0cm" fo:margin-bottom="0.299cm" fo:line-height="100%" fo:text-align="start"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0cm" fo:margin-right="0cm" fo:margin-top="0cm" fo:margin-bottom="0.202cm" fo:line-height="100%" fo:text-align="start"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subtitle" style:family="presentation">
      <style:graphic-properties draw:stroke="none" draw:fill="none" draw:textarea-vertical-align="middle">
        <text:list-style style:name="faktor10-folien-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title" style:family="presentation">
      <style:graphic-properties draw:stroke="none" draw:fill="none" draw:textarea-vertical-align="middle">
        <text:list-style style:name="faktor10-folien-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M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M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M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M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M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faktor10-folien-outline1">
      <style:graphic-properties draw:fill-color="#ffffff" draw:auto-grow-height="false" fo:min-height="13.23cm"/>
    </style:style>
    <style:style style:name="MP1" style:family="paragraph">
      <style:paragraph-properties fo:text-align="center"/>
    </style:style>
    <style:style style:name="MP2" style:family="paragraph">
      <style:paragraph-properties fo:text-align="center"/>
      <style:text-properties fo:font-size="24pt"/>
    </style:style>
    <style:style style:name="MP3" style:family="paragraph">
      <style:paragraph-properties fo:margin-left="0cm" fo:margin-right="0cm" fo:line-height="100%" fo:text-align="end" fo:text-indent="0cm" style:line-break="strict"/>
    </style:style>
    <style:style style:name="MP4" style:family="paragraph">
      <style:paragraph-properties fo:text-align="center" style:writing-mode="lr-tb"/>
    </style:style>
    <style:style style:name="MP5" style:family="paragraph">
      <style:paragraph-properties fo:margin-left="0cm" fo:margin-right="0cm" fo:line-height="100%" fo:text-indent="0cm" style:line-break="strict"/>
    </style:style>
    <style:style style:name="MP6" style:family="paragraph">
      <style:paragraph-properties fo:margin-left="0cm" fo:margin-right="0cm" fo:line-height="100%" fo:text-align="center" fo:text-indent="0cm" style:line-break="strict"/>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T1" style:family="text">
      <style:text-properties fo:font-family="Arial" style:font-family-generic="swiss" style:font-pitch="variable" fo:font-size="10pt" fo:language="de" fo:country="DE" style:font-size-asian="10pt" style:font-size-complex="10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M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195cm" svg:x="2.1cm" svg:y="5.569cm" draw:page-number="1"/>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Mdp1">
      <draw:rect draw:style-name="Mgr1" draw:text-style-name="MP1" draw:layer="backgroundobjects" svg:width="19.483cm" svg:height="1.693cm" svg:x="0cm" svg:y="0cm">
        <text:p/>
      </draw:rect>
      <draw:frame draw:style-name="Mgr2" draw:text-style-name="MP2" draw:layer="backgroundobjects" svg:width="10.399cm" svg:height="1.719cm" svg:x="19.201cm" svg:y="0.05cm">
        <draw:image xlink:href="Pictures/10000000000001980000006317A36752.png" xlink:type="simple" xlink:show="embed" xlink:actuate="onLoad">
          <text:p/>
        </draw:image>
      </draw:frame>
      <draw:line draw:style-name="Mgr3" draw:text-style-name="MP2" draw:layer="backgroundobjects" svg:x1="1.724cm" svg:y1="19.976cm" svg:x2="27.724cm" svg:y2="19.98cm">
        <text:p/>
      </draw:line>
      <draw:rect draw:style-name="Mgr4" draw:text-style-name="MP4" draw:layer="backgroundobjects" svg:width="1.993cm" svg:height="0.476cm" svg:x="25.947cm" svg:y="20.144cm">
        <text:p text:style-name="MP3"><text:span text:style-name="MT1">Seite </text:span><text:span text:style-name="MT1"><text:page-number>&lt;Nummer&gt;</text:page-number></text:span><text:span text:style-name="MT1"> <text:s/></text:span></text:p>
      </draw:rect>
      <draw:rect draw:style-name="Mgr5" draw:text-style-name="MP4" draw:layer="backgroundobjects" svg:width="2.964cm" svg:height="0.498cm" svg:x="1.746cm" svg:y="20.095cm">
        <text:p text:style-name="MP5"><text:span text:style-name="MT1">27.10.2005</text:span></text:p>
      </draw:rect>
      <draw:rect draw:style-name="Mgr6" draw:text-style-name="MP4" draw:layer="backgroundobjects" svg:width="4.101cm" svg:height="0.498cm" svg:x="13.101cm" svg:y="20.1cm">
        <text:p text:style-name="MP6"><text:span text:style-name="MT1">Peter Erzberger</text:span></text:p>
      </draw:rect>
      <draw:frame presentation:style-name="faktor10-folien-title" draw:layer="backgroundobjects" svg:width="23.645cm" svg:height="3.488cm" svg:x="3.034cm" svg:y="2.412cm" presentation:class="title" presentation:placeholder="true">
        <draw:text-box/>
      </draw:frame>
      <draw:frame presentation:style-name="Mpr1" draw:text-style-name="MP8" draw:layer="backgroundobjects" svg:width="23.645cm" svg:height="11.959cm" svg:x="3.034cm" svg:y="6.284cm" presentation:class="outline">
        <draw:text-box>
          <text:list text:style-name="ML2">
            <text:list-item>
              <text:p text:style-name="MP7">Klicken Sie, um die Formate des Gliederungstextes zu bearbeiten</text:p>
              <text:list>
                <text:list-item>
                  <text:p text:style-name="MP7">Zweite Gliederungsebene</text:p>
                  <text:list>
                    <text:list-item>
                      <text:p text:style-name="MP7">Dritte Gliederungsebene</text:p>
                      <text:list>
                        <text:list-item>
                          <text:p text:style-name="MP7">Vierte Gliederungsebene</text:p>
                          <text:list>
                            <text:list-item>
                              <text:p text:style-name="MP7">Fünfte Gliederungsebene</text:p>
                              <text:list>
                                <text:list-item>
                                  <text:p text:style-name="MP7">Sechste Gliederungsebene</text:p>
                                  <text:list>
                                    <text:list-item>
                                      <text:p text:style-name="MP7">Siebente Gliederungsebene</text:p>
                                      <text:list>
                                        <text:list-item>
                                          <text:p text:style-name="MP7">Achte Gliederungsebene</text:p>
                                          <text:list>
                                            <text:list-item>
                                              <text:p text:style-name="MP7">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Mgr7" draw:text-style-name="MP1" draw:layer="backgroundobjects" svg:width="21cm" svg:height="29.7cm" svg:x="0cm" svg:y="0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Generationen und Anpassungstufen</dc:title>
    <meta:creation-date>2005-01-27T17:09:12</meta:creation-date>
    <dc:creator>Daniel Hohenberger</dc:creator>
    <dc:date>2008-10-22T08:35:26.65</dc:date>
    <meta:printed-by>Jan Ortmann</meta:printed-by>
    <meta:print-date>2005-02-13T19:41:59</meta:print-date>
    <dc:language>de-DE</dc:language>
    <meta:editing-cycles>311</meta:editing-cycles>
    <meta:editing-duration>PT79H53M39S</meta:editing-duration>
    <meta:document-statistic meta:object-count="125"/>
    <meta:user-defined meta:name="Info 1"/>
    <meta:user-defined meta:name="Info 2"/>
    <meta:user-defined meta:name="Info 3"/>
    <meta:user-defined meta:name="Info 4"/>
  </office:meta>
</office:document-meta>
</file>